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80.83pt" svg:height="383.24pt" svg:x="838.2pt" svg:y="85.83pt">
            <loext:p draw:notify-on-update-of-ranges="Sheet1.A3:Sheet1.A3 Sheet1.A4:Sheet1.A13 Sheet1.B4:Sheet1.B13 Sheet1.H19:Sheet1.H28 Sheet1.G19:Sheet1.G28 Sheet1.B19:Sheet1.B28 Sheet1.A19:Sheet1.A28 Sheet1.D4:Sheet1.D13 Sheet1.E4:Sheet1.E13 Sheet1.E19:Sheet1.E28 Sheet1.D19:Sheet1.D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67.27pt" svg:height="825.96pt" svg:x="60.09pt" svg:y="445.72pt">
            <loext:p draw:notify-on-update-of-ranges="Sheet1.A4:Sheet1.A13 Sheet1.B4:Sheet1.B13 Sheet1.H19:Sheet1.H28 Sheet1.G19:Sheet1.G28 Sheet1.E19:Sheet1.E28 Sheet1.D19:Sheet1.D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esidua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PPM1</text:p>
          </table:table-cell>
          <table:table-cell table:number-columns-repeated="2"/>
          <table:table-cell office:value-type="string" calcext:value-type="string">
            <text:p>PPM2</text:p>
          </table:table-cell>
          <table:table-cell/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9.78" calcext:value-type="float">
            <text:p>9.78</text:p>
          </table:table-cell>
          <table:table-cell/>
          <table:table-cell office:value-type="float" office:value="10.07" calcext:value-type="float">
            <text:p>10.07</text:p>
          </table:table-cell>
          <table:table-cell office:value-type="float" office:value="9.88" calcext:value-type="float">
            <text:p>9.88</text:p>
          </table:table-cell>
          <table:table-cell/>
          <table:table-cell office:value-type="float" office:value="10.11" calcext:value-type="float">
            <text:p>10.11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26.82" calcext:value-type="float">
            <text:p>26.82</text:p>
          </table:table-cell>
          <table:table-cell/>
          <table:table-cell office:value-type="float" office:value="20.14" calcext:value-type="float">
            <text:p>20.14</text:p>
          </table:table-cell>
          <table:table-cell office:value-type="float" office:value="26.87" calcext:value-type="float">
            <text:p>26.87</text:p>
          </table:table-cell>
          <table:table-cell/>
          <table:table-cell office:value-type="float" office:value="21.02" calcext:value-type="float">
            <text:p>21.02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30.69" calcext:value-type="float">
            <text:p>30.69</text:p>
          </table:table-cell>
          <table:table-cell office:value-type="float" office:value="35.39" calcext:value-type="float">
            <text:p>35.39</text:p>
          </table:table-cell>
          <table:table-cell/>
          <table:table-cell office:value-type="float" office:value="30.59" calcext:value-type="float">
            <text:p>30.59</text:p>
          </table:table-cell>
          <table:table-cell office:value-type="float" office:value="35.39" calcext:value-type="float">
            <text:p>35.39</text:p>
          </table:table-cell>
          <table:table-cell/>
          <table:table-cell office:value-type="float" office:value="30.94" calcext:value-type="float">
            <text:p>30.94</text:p>
          </table:table-cell>
          <table:table-cell office:value-type="float" office:value="35.39" calcext:value-type="float">
            <text:p>35.39</text:p>
          </table:table-cell>
        </table:table-row>
        <table:table-row table:style-name="ro1">
          <table:table-cell office:value-type="float" office:value="41.81" calcext:value-type="float">
            <text:p>41.81</text:p>
          </table:table-cell>
          <table:table-cell office:value-type="float" office:value="58.07" calcext:value-type="float">
            <text:p>58.07</text:p>
          </table:table-cell>
          <table:table-cell/>
          <table:table-cell office:value-type="float" office:value="40.19" calcext:value-type="float">
            <text:p>40.19</text:p>
          </table:table-cell>
          <table:table-cell office:value-type="float" office:value="58.07" calcext:value-type="float">
            <text:p>58.07</text:p>
          </table:table-cell>
          <table:table-cell/>
          <table:table-cell office:value-type="float" office:value="41.83" calcext:value-type="float">
            <text:p>41.83</text:p>
          </table:table-cell>
          <table:table-cell office:value-type="float" office:value="58.07" calcext:value-type="float">
            <text:p>58.07</text:p>
          </table:table-cell>
        </table:table-row>
        <table:table-row table:style-name="ro1">
          <table:table-cell office:value-type="float" office:value="50.69" calcext:value-type="float">
            <text:p>50.69</text:p>
          </table:table-cell>
          <table:table-cell office:value-type="float" office:value="66.45" calcext:value-type="float">
            <text:p>66.45</text:p>
          </table:table-cell>
          <table:table-cell/>
          <table:table-cell office:value-type="float" office:value="50.3" calcext:value-type="float">
            <text:p>50.3</text:p>
          </table:table-cell>
          <table:table-cell office:value-type="float" office:value="65.87" calcext:value-type="float">
            <text:p>65.87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68.91" calcext:value-type="float">
            <text:p>68.91</text:p>
          </table:table-cell>
        </table:table-row>
        <table:table-row table:style-name="ro1">
          <table:table-cell office:value-type="float" office:value="61.48" calcext:value-type="float">
            <text:p>61.48</text:p>
          </table:table-cell>
          <table:table-cell office:value-type="float" office:value="84.97" calcext:value-type="float">
            <text:p>84.97</text:p>
          </table:table-cell>
          <table:table-cell/>
          <table:table-cell office:value-type="float" office:value="60.29" calcext:value-type="float">
            <text:p>60.29</text:p>
          </table:table-cell>
          <table:table-cell office:value-type="float" office:value="76.6" calcext:value-type="float">
            <text:p>76.6</text:p>
          </table:table-cell>
          <table:table-cell/>
          <table:table-cell office:value-type="float" office:value="63.07" calcext:value-type="float">
            <text:p>63.07</text:p>
          </table:table-cell>
          <table:table-cell office:value-type="float" office:value="85.04" calcext:value-type="float">
            <text:p>85.04</text:p>
          </table:table-cell>
        </table:table-row>
        <table:table-row table:style-name="ro1">
          <table:table-cell office:value-type="float" office:value="70.16" calcext:value-type="float">
            <text:p>70.16</text:p>
          </table:table-cell>
          <table:table-cell office:value-type="float" office:value="90.01" calcext:value-type="float">
            <text:p>90.01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90.95" calcext:value-type="float">
            <text:p>90.95</text:p>
          </table:table-cell>
          <table:table-cell/>
          <table:table-cell office:value-type="float" office:value="74.54" calcext:value-type="float">
            <text:p>74.54</text:p>
          </table:table-cell>
          <table:table-cell office:value-type="float" office:value="97.01" calcext:value-type="float">
            <text:p>97.01</text:p>
          </table:table-cell>
        </table:table-row>
        <table:table-row table:style-name="ro1">
          <table:table-cell office:value-type="float" office:value="81.29" calcext:value-type="float">
            <text:p>81.29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81.19" calcext:value-type="float">
            <text:p>81.19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84.53" calcext:value-type="float">
            <text:p>84.53</text:p>
          </table:table-cell>
          <table:table-cell office:value-type="float" office:value="103.86" calcext:value-type="float">
            <text:p>103.86</text:p>
          </table:table-cell>
        </table:table-row>
        <table:table-row table:style-name="ro1">
          <table:table-cell office:value-type="float" office:value="96.19" calcext:value-type="float">
            <text:p>96.19</text:p>
          </table:table-cell>
          <table:table-cell office:value-type="float" office:value="117.78" calcext:value-type="float">
            <text:p>117.78</text:p>
          </table:table-cell>
          <table:table-cell/>
          <table:table-cell office:value-type="float" office:value="96.47" calcext:value-type="float">
            <text:p>96.47</text:p>
          </table:table-cell>
          <table:table-cell office:value-type="float" office:value="117.78" calcext:value-type="float">
            <text:p>117.78</text:p>
          </table:table-cell>
          <table:table-cell/>
          <table:table-cell office:value-type="float" office:value="95.35" calcext:value-type="float">
            <text:p>95.35</text:p>
          </table:table-cell>
          <table:table-cell office:value-type="float" office:value="117.78" calcext:value-type="float">
            <text:p>117.78</text:p>
          </table:table-cell>
        </table:table-row>
        <table:table-row table:style-name="ro1">
          <table:table-cell office:value-type="float" office:value="102.02" calcext:value-type="float">
            <text:p>102.02</text:p>
          </table:table-cell>
          <table:table-cell office:value-type="float" office:value="134.07" calcext:value-type="float">
            <text:p>134.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4.07" calcext:value-type="float">
            <text:p>134.07</text:p>
          </table:table-cell>
          <table:table-cell/>
          <table:table-cell office:value-type="float" office:value="101.23" calcext:value-type="float">
            <text:p>101.23</text:p>
          </table:table-cell>
          <table:table-cell office:value-type="float" office:value="136.56" calcext:value-type="float">
            <text:p>136.5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ixel valu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PPM1</text:p>
          </table:table-cell>
          <table:table-cell table:number-columns-repeated="2"/>
          <table:table-cell office:value-type="string" calcext:value-type="string">
            <text:p>PPM2</text:p>
          </table:table-cell>
          <table:table-cell/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22.12" calcext:value-type="float">
            <text:p>22.12</text:p>
          </table:table-cell>
          <table:table-cell/>
          <table:table-cell office:value-type="float" office:value="10.09" calcext:value-type="float">
            <text:p>10.09</text:p>
          </table:table-cell>
          <table:table-cell office:value-type="float" office:value="10.11" calcext:value-type="float">
            <text:p>10.11</text:p>
          </table:table-cell>
          <table:table-cell/>
          <table:table-cell office:value-type="float" office:value="10.12" calcext:value-type="float">
            <text:p>10.12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20.47" calcext:value-type="float">
            <text:p>20.47</text:p>
          </table:table-cell>
          <table:table-cell office:value-type="float" office:value="35.39" calcext:value-type="float">
            <text:p>35.39</text:p>
          </table:table-cell>
          <table:table-cell/>
          <table:table-cell office:value-type="float" office:value="21.18" calcext:value-type="float">
            <text:p>21.1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float" office:value="21.08" calcext:value-type="float">
            <text:p>21.08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30.38" calcext:value-type="float">
            <text:p>30.38</text:p>
          </table:table-cell>
          <table:table-cell office:value-type="float" office:value="58.77" calcext:value-type="float">
            <text:p>58.77</text:p>
          </table:table-cell>
          <table:table-cell/>
          <table:table-cell office:value-type="float" office:value="30.71" calcext:value-type="float">
            <text:p>30.71</text:p>
          </table:table-cell>
          <table:table-cell office:value-type="float" office:value="36.56" calcext:value-type="float">
            <text:p>36.56</text:p>
          </table:table-cell>
          <table:table-cell/>
          <table:table-cell office:value-type="float" office:value="30.14" calcext:value-type="float">
            <text:p>30.14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41.33" calcext:value-type="float">
            <text:p>41.33</text:p>
          </table:table-cell>
          <table:table-cell office:value-type="float" office:value="74.61" calcext:value-type="float">
            <text:p>74.61</text:p>
          </table:table-cell>
          <table:table-cell/>
          <table:table-cell office:value-type="float" office:value="40.59" calcext:value-type="float">
            <text:p>40.59</text:p>
          </table:table-cell>
          <table:table-cell office:value-type="float" office:value="58.07" calcext:value-type="float">
            <text:p>58.07</text:p>
          </table:table-cell>
          <table:table-cell/>
          <table:table-cell office:value-type="float" office:value="41.41" calcext:value-type="float">
            <text:p>41.41</text:p>
          </table:table-cell>
          <table:table-cell office:value-type="float" office:value="44.97" calcext:value-type="float">
            <text:p>44.97</text:p>
          </table:table-cell>
        </table:table-row>
        <table:table-row table:style-name="ro1">
          <table:table-cell office:value-type="float" office:value="50.07" calcext:value-type="float">
            <text:p>50.07</text:p>
          </table:table-cell>
          <table:table-cell office:value-type="float" office:value="86.1" calcext:value-type="float">
            <text:p>86.1</text:p>
          </table:table-cell>
          <table:table-cell/>
          <table:table-cell office:value-type="float" office:value="50.93" calcext:value-type="float">
            <text:p>50.93</text:p>
          </table:table-cell>
          <table:table-cell office:value-type="float" office:value="68.91" calcext:value-type="float">
            <text:p>68.91</text:p>
          </table:table-cell>
          <table:table-cell/>
          <table:table-cell office:value-type="float" office:value="50.3" calcext:value-type="float">
            <text:p>50.3</text:p>
          </table:table-cell>
          <table:table-cell office:value-type="float" office:value="66.45" calcext:value-type="float">
            <text:p>66.45</text:p>
          </table:table-cell>
        </table:table-row>
        <table:table-row table:style-name="ro1">
          <table:table-cell office:value-type="float" office:value="61.42" calcext:value-type="float">
            <text:p>61.42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61.65" calcext:value-type="float">
            <text:p>61.65</text:p>
          </table:table-cell>
          <table:table-cell office:value-type="float" office:value="85.04" calcext:value-type="float">
            <text:p>85.04</text:p>
          </table:table-cell>
          <table:table-cell/>
          <table:table-cell office:value-type="float" office:value="62.59" calcext:value-type="float">
            <text:p>62.59</text:p>
          </table:table-cell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71.85" calcext:value-type="float">
            <text:p>71.85</text:p>
          </table:table-cell>
          <table:table-cell office:value-type="float" office:value="117.78" calcext:value-type="float">
            <text:p>117.78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93.97" calcext:value-type="float">
            <text:p>93.97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91.13" calcext:value-type="float">
            <text:p>91.13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134.07" calcext:value-type="float">
            <text:p>134.07</text:p>
          </table:table-cell>
          <table:table-cell/>
          <table:table-cell office:value-type="float" office:value="83.67" calcext:value-type="float">
            <text:p>83.67</text:p>
          </table:table-cell>
          <table:table-cell office:value-type="float" office:value="103.86" calcext:value-type="float">
            <text:p>103.86</text:p>
          </table:table-cell>
          <table:table-cell/>
          <table:table-cell office:value-type="float" office:value="79.61" calcext:value-type="float">
            <text:p>79.61</text:p>
          </table:table-cell>
          <table:table-cell office:value-type="float" office:value="99.35" calcext:value-type="float">
            <text:p>99.35</text:p>
          </table:table-cell>
        </table:table-row>
        <table:table-row table:style-name="ro1">
          <table:table-cell office:value-type="float" office:value="92.79" calcext:value-type="float">
            <text:p>92.79</text:p>
          </table:table-cell>
          <table:table-cell office:value-type="float" office:value="143.39" calcext:value-type="float">
            <text:p>143.39</text:p>
          </table:table-cell>
          <table:table-cell/>
          <table:table-cell office:value-type="float" office:value="94.25" calcext:value-type="float">
            <text:p>94.25</text:p>
          </table:table-cell>
          <table:table-cell office:value-type="float" office:value="117.78" calcext:value-type="float">
            <text:p>117.78</text:p>
          </table:table-cell>
          <table:table-cell/>
          <table:table-cell office:value-type="float" office:value="91.11" calcext:value-type="float">
            <text:p>91.11</text:p>
          </table:table-cell>
          <table:table-cell office:value-type="float" office:value="110.71" calcext:value-type="float">
            <text:p>110.71</text:p>
          </table:table-cell>
        </table:table-row>
        <table:table-row table:style-name="ro1">
          <table:table-cell office:value-type="float" office:value="102.98" calcext:value-type="float">
            <text:p>102.98</text:p>
          </table:table-cell>
          <table:table-cell office:value-type="float" office:value="156.27" calcext:value-type="float">
            <text:p>156.27</text:p>
          </table:table-cell>
          <table:table-cell/>
          <table:table-cell office:value-type="float" office:value="106.49" calcext:value-type="float">
            <text:p>106.49</text:p>
          </table:table-cell>
          <table:table-cell office:value-type="float" office:value="136.56" calcext:value-type="float">
            <text:p>136.56</text:p>
          </table:table-cell>
          <table:table-cell/>
          <table:table-cell office:value-type="float" office:value="103.8" calcext:value-type="float">
            <text:p>103.8</text:p>
          </table:table-cell>
          <table:table-cell office:value-type="float" office:value="129.99" calcext:value-type="float">
            <text:p>129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4:17:54.769281848</meta:creation-date>
    <dc:date>2019-09-19T14:17:07.792668518</dc:date>
    <meta:editing-duration>PT1H53M49S</meta:editing-duration>
    <meta:editing-cycles>2</meta:editing-cycles>
    <meta:generator>LibreOffice/5.2.7.2$Linux_X86_64 LibreOffice_project/20m0$Build-2</meta:generator>
    <meta:document-statistic meta:table-count="1" meta:cell-count="1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019cm" svg:height="13.521cm" xlink:href=".." xlink:type="simple" chart:class="chart:scatter" chart:style-name="ch1">
        <chart:legend chart:legend-position="end" svg:x="20.638cm" svg:y="5.465cm" style:legend-expansion="high" chart:style-name="ch2"/>
        <chart:plot-area chart:style-name="ch3" table:cell-range-address="Sheet1.A3:Sheet1.A13 Sheet1.B4:Sheet1.B13 Sheet1.H19:Sheet1.H28 Sheet1.B19:Sheet1.B28 Sheet1.E4:Sheet1.E13 Sheet1.E19:Sheet1.E28" chart:data-source-has-labels="row" svg:x="0.48cm" svg:y="0.27cm" svg:width="19.678cm" svg:height="12.981cm">
          <chartooo:coordinate-region svg:x="1.101cm" svg:y="0.47cm" svg:width="18.592cm" svg:height="12.1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3" loext:label-string="residualsfse" chart:class="chart:scatter">
            <chart:domain table:cell-range-address="Sheet1.A4:Sheet1.A13"/>
            <chart:data-point chart:repeated="10"/>
          </chart:series>
          <chart:series chart:style-name="ch7" chart:values-cell-range-address="Sheet1.H19:Sheet1.H28" loext:label-string="pixelppm2" chart:class="chart:scatter">
            <chart:domain table:cell-range-address="Sheet1.G19:Sheet1.G28"/>
            <chart:data-point chart:repeated="10"/>
          </chart:series>
          <chart:series chart:style-name="ch8" chart:values-cell-range-address="Sheet1.B19:Sheet1.B28" loext:label-string="pixelfse" chart:class="chart:scatter">
            <chart:domain table:cell-range-address="Sheet1.A19:Sheet1.A28"/>
            <chart:data-point chart:repeated="10"/>
          </chart:series>
          <chart:series chart:style-name="ch9" chart:values-cell-range-address="Sheet1.E4:Sheet1.E13" loext:label-string="residualppm1" chart:class="chart:scatter">
            <chart:domain table:cell-range-address="Sheet1.D4:Sheet1.D13"/>
            <chart:data-point chart:repeated="10"/>
          </chart:series>
          <chart:series chart:style-name="ch10" chart:values-cell-range-address="Sheet1.E19:Sheet1.E28" loext:label-string="pixelppm1" chart:class="chart:scatter">
            <chart:domain table:cell-range-address="Sheet1.D19:Sheet1.D28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idualsfse</text:p>
              </table:table-cell>
              <table:table-cell office:value-type="string">
                <text:p>Column G</text:p>
              </table:table-cell>
              <table:table-cell office:value-type="string">
                <text:p>pixelppm2</text:p>
              </table:table-cell>
              <table:table-cell office:value-type="string">
                <text:p>Column A</text:p>
              </table:table-cell>
              <table:table-cell office:value-type="string">
                <text:p>pixelfse</text:p>
              </table:table-cell>
              <table:table-cell office:value-type="string">
                <text:p>Column D</text:p>
              </table:table-cell>
              <table:table-cell office:value-type="string">
                <text:p>residualppm1</text:p>
              </table:table-cell>
              <table:table-cell office:value-type="string">
                <text:p>Column D</text:p>
              </table:table-cell>
              <table:table-cell office:value-type="string">
                <text:p>pixelppm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2">
                <text:p>10.12</text:p>
                <draw:g>
                  <svg:desc>Sheet1.A4:Sheet1.A13</svg:desc>
                </draw:g>
              </table:table-cell>
              <table:table-cell office:value-type="float" office:value="9.78">
                <text:p>9.78</text:p>
                <draw:g>
                  <svg:desc>Sheet1.B4:Sheet1.B13</svg:desc>
                </draw:g>
              </table:table-cell>
              <table:table-cell office:value-type="float" office:value="10.12">
                <text:p>10.12</text:p>
                <draw:g>
                  <svg:desc>Sheet1.G19:Sheet1.G28</svg:desc>
                </draw:g>
              </table:table-cell>
              <table:table-cell office:value-type="float" office:value="10.18">
                <text:p>10.18</text:p>
                <draw:g>
                  <svg:desc>Sheet1.H19:Sheet1.H28</svg:desc>
                </draw:g>
              </table:table-cell>
              <table:table-cell office:value-type="float" office:value="10.35">
                <text:p>10.35</text:p>
                <draw:g>
                  <svg:desc>Sheet1.A19:Sheet1.A28</svg:desc>
                </draw:g>
              </table:table-cell>
              <table:table-cell office:value-type="float" office:value="22.12">
                <text:p>22.12</text:p>
                <draw:g>
                  <svg:desc>Sheet1.B19:Sheet1.B28</svg:desc>
                </draw:g>
              </table:table-cell>
              <table:table-cell office:value-type="float" office:value="10.07">
                <text:p>10.07</text:p>
                <draw:g>
                  <svg:desc>Sheet1.D4:Sheet1.D13</svg:desc>
                </draw:g>
              </table:table-cell>
              <table:table-cell office:value-type="float" office:value="9.88">
                <text:p>9.88</text:p>
                <draw:g>
                  <svg:desc>Sheet1.E4:Sheet1.E13</svg:desc>
                </draw:g>
              </table:table-cell>
              <table:table-cell office:value-type="float" office:value="10.09">
                <text:p>10.09</text:p>
                <draw:g>
                  <svg:desc>Sheet1.D19:Sheet1.D28</svg:desc>
                </draw:g>
              </table:table-cell>
              <table:table-cell office:value-type="float" office:value="10.11">
                <text:p>10.11</text:p>
                <draw:g>
                  <svg:desc>Sheet1.E19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4">
                <text:p>20.04</text:p>
              </table:table-cell>
              <table:table-cell office:value-type="float" office:value="26.82">
                <text:p>26.82</text:p>
              </table:table-cell>
              <table:table-cell office:value-type="float" office:value="21.08">
                <text:p>21.08</text:p>
              </table:table-cell>
              <table:table-cell office:value-type="float" office:value="23.7">
                <text:p>23.7</text:p>
              </table:table-cell>
              <table:table-cell office:value-type="float" office:value="20.47">
                <text:p>20.47</text:p>
              </table:table-cell>
              <table:table-cell office:value-type="float" office:value="35.39">
                <text:p>35.39</text:p>
              </table:table-cell>
              <table:table-cell office:value-type="float" office:value="20.14">
                <text:p>20.14</text:p>
              </table:table-cell>
              <table:table-cell office:value-type="float" office:value="26.87">
                <text:p>26.87</text:p>
              </table:table-cell>
              <table:table-cell office:value-type="float" office:value="21.18">
                <text:p>21.1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69">
                <text:p>30.69</text:p>
              </table:table-cell>
              <table:table-cell office:value-type="float" office:value="35.39">
                <text:p>35.39</text:p>
              </table:table-cell>
              <table:table-cell office:value-type="float" office:value="30.14">
                <text:p>30.14</text:p>
              </table:table-cell>
              <table:table-cell office:value-type="float" office:value="34.5">
                <text:p>34.5</text:p>
              </table:table-cell>
              <table:table-cell office:value-type="float" office:value="30.38">
                <text:p>30.38</text:p>
              </table:table-cell>
              <table:table-cell office:value-type="float" office:value="58.77">
                <text:p>58.77</text:p>
              </table:table-cell>
              <table:table-cell office:value-type="float" office:value="30.59">
                <text:p>30.59</text:p>
              </table:table-cell>
              <table:table-cell office:value-type="float" office:value="35.39">
                <text:p>35.39</text:p>
              </table:table-cell>
              <table:table-cell office:value-type="float" office:value="30.71">
                <text:p>30.71</text:p>
              </table:table-cell>
              <table:table-cell office:value-type="float" office:value="36.56">
                <text:p>3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81">
                <text:p>41.81</text:p>
              </table:table-cell>
              <table:table-cell office:value-type="float" office:value="58.07">
                <text:p>58.07</text:p>
              </table:table-cell>
              <table:table-cell office:value-type="float" office:value="41.41">
                <text:p>41.41</text:p>
              </table:table-cell>
              <table:table-cell office:value-type="float" office:value="44.97">
                <text:p>44.97</text:p>
              </table:table-cell>
              <table:table-cell office:value-type="float" office:value="41.33">
                <text:p>41.33</text:p>
              </table:table-cell>
              <table:table-cell office:value-type="float" office:value="74.61">
                <text:p>74.61</text:p>
              </table:table-cell>
              <table:table-cell office:value-type="float" office:value="40.19">
                <text:p>40.19</text:p>
              </table:table-cell>
              <table:table-cell office:value-type="float" office:value="58.07">
                <text:p>58.07</text:p>
              </table:table-cell>
              <table:table-cell office:value-type="float" office:value="40.59">
                <text:p>40.59</text:p>
              </table:table-cell>
              <table:table-cell office:value-type="float" office:value="58.07">
                <text:p>58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69">
                <text:p>50.69</text:p>
              </table:table-cell>
              <table:table-cell office:value-type="float" office:value="66.45">
                <text:p>66.45</text:p>
              </table:table-cell>
              <table:table-cell office:value-type="float" office:value="50.3">
                <text:p>50.3</text:p>
              </table:table-cell>
              <table:table-cell office:value-type="float" office:value="66.45">
                <text:p>66.45</text:p>
              </table:table-cell>
              <table:table-cell office:value-type="float" office:value="50.07">
                <text:p>50.07</text:p>
              </table:table-cell>
              <table:table-cell office:value-type="float" office:value="86.1">
                <text:p>86.1</text:p>
              </table:table-cell>
              <table:table-cell office:value-type="float" office:value="50.3">
                <text:p>50.3</text:p>
              </table:table-cell>
              <table:table-cell office:value-type="float" office:value="65.87">
                <text:p>65.87</text:p>
              </table:table-cell>
              <table:table-cell office:value-type="float" office:value="50.93">
                <text:p>50.93</text:p>
              </table:table-cell>
              <table:table-cell office:value-type="float" office:value="68.91">
                <text:p>68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48">
                <text:p>61.48</text:p>
              </table:table-cell>
              <table:table-cell office:value-type="float" office:value="84.97">
                <text:p>84.97</text:p>
              </table:table-cell>
              <table:table-cell office:value-type="float" office:value="62.59">
                <text:p>62.59</text:p>
              </table:table-cell>
              <table:table-cell office:value-type="float" office:value="76.6">
                <text:p>76.6</text:p>
              </table:table-cell>
              <table:table-cell office:value-type="float" office:value="61.42">
                <text:p>61.42</text:p>
              </table:table-cell>
              <table:table-cell office:value-type="float" office:value="99.35">
                <text:p>99.35</text:p>
              </table:table-cell>
              <table:table-cell office:value-type="float" office:value="60.29">
                <text:p>60.29</text:p>
              </table:table-cell>
              <table:table-cell office:value-type="float" office:value="76.6">
                <text:p>76.6</text:p>
              </table:table-cell>
              <table:table-cell office:value-type="float" office:value="61.65">
                <text:p>61.65</text:p>
              </table:table-cell>
              <table:table-cell office:value-type="float" office:value="85.04">
                <text:p>85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16">
                <text:p>70.16</text:p>
              </table:table-cell>
              <table:table-cell office:value-type="float" office:value="90.01">
                <text:p>90.01</text:p>
              </table:table-cell>
              <table:table-cell office:value-type="float" office:value="71.9">
                <text:p>71.9</text:p>
              </table:table-cell>
              <table:table-cell office:value-type="float" office:value="91.13">
                <text:p>91.13</text:p>
              </table:table-cell>
              <table:table-cell office:value-type="float" office:value="71.85">
                <text:p>71.85</text:p>
              </table:table-cell>
              <table:table-cell office:value-type="float" office:value="117.78">
                <text:p>117.78</text:p>
              </table:table-cell>
              <table:table-cell office:value-type="float" office:value="71.3">
                <text:p>71.3</text:p>
              </table:table-cell>
              <table:table-cell office:value-type="float" office:value="90.95">
                <text:p>90.95</text:p>
              </table:table-cell>
              <table:table-cell office:value-type="float" office:value="71.3">
                <text:p>71.3</text:p>
              </table:table-cell>
              <table:table-cell office:value-type="float" office:value="93.97">
                <text:p>93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.29">
                <text:p>81.29</text:p>
              </table:table-cell>
              <table:table-cell office:value-type="float" office:value="99.35">
                <text:p>99.35</text:p>
              </table:table-cell>
              <table:table-cell office:value-type="float" office:value="79.61">
                <text:p>79.61</text:p>
              </table:table-cell>
              <table:table-cell office:value-type="float" office:value="99.35">
                <text:p>99.35</text:p>
              </table:table-cell>
              <table:table-cell office:value-type="float" office:value="82.1">
                <text:p>82.1</text:p>
              </table:table-cell>
              <table:table-cell office:value-type="float" office:value="134.07">
                <text:p>134.07</text:p>
              </table:table-cell>
              <table:table-cell office:value-type="float" office:value="81.19">
                <text:p>81.19</text:p>
              </table:table-cell>
              <table:table-cell office:value-type="float" office:value="99.35">
                <text:p>99.35</text:p>
              </table:table-cell>
              <table:table-cell office:value-type="float" office:value="83.67">
                <text:p>83.67</text:p>
              </table:table-cell>
              <table:table-cell office:value-type="float" office:value="103.86">
                <text:p>103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.19">
                <text:p>96.19</text:p>
              </table:table-cell>
              <table:table-cell office:value-type="float" office:value="117.78">
                <text:p>117.78</text:p>
              </table:table-cell>
              <table:table-cell office:value-type="float" office:value="91.11">
                <text:p>91.11</text:p>
              </table:table-cell>
              <table:table-cell office:value-type="float" office:value="110.71">
                <text:p>110.71</text:p>
              </table:table-cell>
              <table:table-cell office:value-type="float" office:value="92.79">
                <text:p>92.79</text:p>
              </table:table-cell>
              <table:table-cell office:value-type="float" office:value="143.39">
                <text:p>143.39</text:p>
              </table:table-cell>
              <table:table-cell office:value-type="float" office:value="96.47">
                <text:p>96.47</text:p>
              </table:table-cell>
              <table:table-cell office:value-type="float" office:value="117.78">
                <text:p>117.78</text:p>
              </table:table-cell>
              <table:table-cell office:value-type="float" office:value="94.25">
                <text:p>94.25</text:p>
              </table:table-cell>
              <table:table-cell office:value-type="float" office:value="117.78">
                <text:p>117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.02">
                <text:p>102.02</text:p>
              </table:table-cell>
              <table:table-cell office:value-type="float" office:value="134.07">
                <text:p>134.07</text:p>
              </table:table-cell>
              <table:table-cell office:value-type="float" office:value="103.8">
                <text:p>103.8</text:p>
              </table:table-cell>
              <table:table-cell office:value-type="float" office:value="129.99">
                <text:p>129.99</text:p>
              </table:table-cell>
              <table:table-cell office:value-type="float" office:value="102.98">
                <text:p>102.98</text:p>
              </table:table-cell>
              <table:table-cell office:value-type="float" office:value="156.27">
                <text:p>156.27</text:p>
              </table:table-cell>
              <table:table-cell office:value-type="float" office:value="100">
                <text:p>100</text:p>
              </table:table-cell>
              <table:table-cell office:value-type="float" office:value="134.07">
                <text:p>134.07</text:p>
              </table:table-cell>
              <table:table-cell office:value-type="float" office:value="106.49">
                <text:p>106.49</text:p>
              </table:table-cell>
              <table:table-cell office:value-type="float" office:value="136.56">
                <text:p>136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1.763cm" svg:height="29.139cm" xlink:href=".." xlink:type="simple" chart:class="chart:scatter" chart:style-name="ch1">
        <chart:legend chart:legend-position="end" svg:x="48.752cm" svg:y="13.772cm" style:legend-expansion="high" chart:style-name="ch2"/>
        <chart:plot-area chart:style-name="ch3" table:cell-range-address="Sheet1.A4:Sheet1.B13 Sheet1.H19:Sheet1.H28 Sheet1.E19:Sheet1.E28" chart:data-source-has-labels="row" svg:x="1.035cm" svg:y="0.582cm" svg:width="46.682cm" svg:height="27.975cm">
          <chartooo:coordinate-region svg:x="1.656cm" svg:y="0.781cm" svg:width="45.595cm" svg:height="27.1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3" loext:label-string="residualfse" chart:class="chart:scatter">
            <chart:domain table:cell-range-address="Sheet1.A4:Sheet1.A13"/>
            <chart:data-point chart:repeated="10"/>
          </chart:series>
          <chart:series chart:style-name="ch7" chart:values-cell-range-address="Sheet1.H19:Sheet1.H28" loext:label-string="pixelppm2" chart:class="chart:scatter">
            <chart:domain table:cell-range-address="Sheet1.G19:Sheet1.G28"/>
            <chart:data-point chart:repeated="10"/>
          </chart:series>
          <chart:series chart:style-name="ch8" chart:values-cell-range-address="Sheet1.E19:Sheet1.E28" loext:label-string="pixelppm1" chart:class="chart:scatter">
            <chart:domain table:cell-range-address="Sheet1.D19:Sheet1.D2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idualfse</text:p>
              </table:table-cell>
              <table:table-cell office:value-type="string">
                <text:p>Column G</text:p>
              </table:table-cell>
              <table:table-cell office:value-type="string">
                <text:p>pixelppm2</text:p>
              </table:table-cell>
              <table:table-cell office:value-type="string">
                <text:p>Column D</text:p>
              </table:table-cell>
              <table:table-cell office:value-type="string">
                <text:p>pixelppm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2">
                <text:p>10.12</text:p>
                <draw:g>
                  <svg:desc>Sheet1.A4:Sheet1.A13</svg:desc>
                </draw:g>
              </table:table-cell>
              <table:table-cell office:value-type="float" office:value="9.78">
                <text:p>9.78</text:p>
                <draw:g>
                  <svg:desc>Sheet1.B4:Sheet1.B13</svg:desc>
                </draw:g>
              </table:table-cell>
              <table:table-cell office:value-type="float" office:value="10.12">
                <text:p>10.12</text:p>
                <draw:g>
                  <svg:desc>Sheet1.G19:Sheet1.G28</svg:desc>
                </draw:g>
              </table:table-cell>
              <table:table-cell office:value-type="float" office:value="10.18">
                <text:p>10.18</text:p>
                <draw:g>
                  <svg:desc>Sheet1.H19:Sheet1.H28</svg:desc>
                </draw:g>
              </table:table-cell>
              <table:table-cell office:value-type="float" office:value="10.09">
                <text:p>10.09</text:p>
                <draw:g>
                  <svg:desc>Sheet1.D19:Sheet1.D28</svg:desc>
                </draw:g>
              </table:table-cell>
              <table:table-cell office:value-type="float" office:value="10.11">
                <text:p>10.11</text:p>
                <draw:g>
                  <svg:desc>Sheet1.E19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4">
                <text:p>20.04</text:p>
              </table:table-cell>
              <table:table-cell office:value-type="float" office:value="26.82">
                <text:p>26.82</text:p>
              </table:table-cell>
              <table:table-cell office:value-type="float" office:value="21.08">
                <text:p>21.08</text:p>
              </table:table-cell>
              <table:table-cell office:value-type="float" office:value="23.7">
                <text:p>23.7</text:p>
              </table:table-cell>
              <table:table-cell office:value-type="float" office:value="21.18">
                <text:p>21.1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69">
                <text:p>30.69</text:p>
              </table:table-cell>
              <table:table-cell office:value-type="float" office:value="35.39">
                <text:p>35.39</text:p>
              </table:table-cell>
              <table:table-cell office:value-type="float" office:value="30.14">
                <text:p>30.14</text:p>
              </table:table-cell>
              <table:table-cell office:value-type="float" office:value="34.5">
                <text:p>34.5</text:p>
              </table:table-cell>
              <table:table-cell office:value-type="float" office:value="30.71">
                <text:p>30.71</text:p>
              </table:table-cell>
              <table:table-cell office:value-type="float" office:value="36.56">
                <text:p>3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81">
                <text:p>41.81</text:p>
              </table:table-cell>
              <table:table-cell office:value-type="float" office:value="58.07">
                <text:p>58.07</text:p>
              </table:table-cell>
              <table:table-cell office:value-type="float" office:value="41.41">
                <text:p>41.41</text:p>
              </table:table-cell>
              <table:table-cell office:value-type="float" office:value="44.97">
                <text:p>44.97</text:p>
              </table:table-cell>
              <table:table-cell office:value-type="float" office:value="40.59">
                <text:p>40.59</text:p>
              </table:table-cell>
              <table:table-cell office:value-type="float" office:value="58.07">
                <text:p>58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69">
                <text:p>50.69</text:p>
              </table:table-cell>
              <table:table-cell office:value-type="float" office:value="66.45">
                <text:p>66.45</text:p>
              </table:table-cell>
              <table:table-cell office:value-type="float" office:value="50.3">
                <text:p>50.3</text:p>
              </table:table-cell>
              <table:table-cell office:value-type="float" office:value="66.45">
                <text:p>66.45</text:p>
              </table:table-cell>
              <table:table-cell office:value-type="float" office:value="50.93">
                <text:p>50.93</text:p>
              </table:table-cell>
              <table:table-cell office:value-type="float" office:value="68.91">
                <text:p>68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48">
                <text:p>61.48</text:p>
              </table:table-cell>
              <table:table-cell office:value-type="float" office:value="84.97">
                <text:p>84.97</text:p>
              </table:table-cell>
              <table:table-cell office:value-type="float" office:value="62.59">
                <text:p>62.59</text:p>
              </table:table-cell>
              <table:table-cell office:value-type="float" office:value="76.6">
                <text:p>76.6</text:p>
              </table:table-cell>
              <table:table-cell office:value-type="float" office:value="61.65">
                <text:p>61.65</text:p>
              </table:table-cell>
              <table:table-cell office:value-type="float" office:value="85.04">
                <text:p>85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16">
                <text:p>70.16</text:p>
              </table:table-cell>
              <table:table-cell office:value-type="float" office:value="90.01">
                <text:p>90.01</text:p>
              </table:table-cell>
              <table:table-cell office:value-type="float" office:value="71.9">
                <text:p>71.9</text:p>
              </table:table-cell>
              <table:table-cell office:value-type="float" office:value="91.13">
                <text:p>91.13</text:p>
              </table:table-cell>
              <table:table-cell office:value-type="float" office:value="71.3">
                <text:p>71.3</text:p>
              </table:table-cell>
              <table:table-cell office:value-type="float" office:value="93.97">
                <text:p>93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.29">
                <text:p>81.29</text:p>
              </table:table-cell>
              <table:table-cell office:value-type="float" office:value="99.35">
                <text:p>99.35</text:p>
              </table:table-cell>
              <table:table-cell office:value-type="float" office:value="79.61">
                <text:p>79.61</text:p>
              </table:table-cell>
              <table:table-cell office:value-type="float" office:value="99.35">
                <text:p>99.35</text:p>
              </table:table-cell>
              <table:table-cell office:value-type="float" office:value="83.67">
                <text:p>83.67</text:p>
              </table:table-cell>
              <table:table-cell office:value-type="float" office:value="103.86">
                <text:p>103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.19">
                <text:p>96.19</text:p>
              </table:table-cell>
              <table:table-cell office:value-type="float" office:value="117.78">
                <text:p>117.78</text:p>
              </table:table-cell>
              <table:table-cell office:value-type="float" office:value="91.11">
                <text:p>91.11</text:p>
              </table:table-cell>
              <table:table-cell office:value-type="float" office:value="110.71">
                <text:p>110.71</text:p>
              </table:table-cell>
              <table:table-cell office:value-type="float" office:value="94.25">
                <text:p>94.25</text:p>
              </table:table-cell>
              <table:table-cell office:value-type="float" office:value="117.78">
                <text:p>117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.02">
                <text:p>102.02</text:p>
              </table:table-cell>
              <table:table-cell office:value-type="float" office:value="134.07">
                <text:p>134.07</text:p>
              </table:table-cell>
              <table:table-cell office:value-type="float" office:value="103.8">
                <text:p>103.8</text:p>
              </table:table-cell>
              <table:table-cell office:value-type="float" office:value="129.99">
                <text:p>129.99</text:p>
              </table:table-cell>
              <table:table-cell office:value-type="float" office:value="106.49">
                <text:p>106.49</text:p>
              </table:table-cell>
              <table:table-cell office:value-type="float" office:value="136.56">
                <text:p>136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